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sco IOS как встраиваемая операционная система</text:p>
      <text:p text:style-name="P1"/>
      <text:p text:style-name="P2"><text:tab/>Cisco Internetwork Operating System (IOS) относят к специализированным</text:p>
      <text:p text:style-name="P2">встраиваемым ОС. Основное назначение IOS заключается в предоставлении возможности конфигурирования маршрутизаторов и коммутаторов производства Cisco.</text:p>
      <text:p text:style-name="P2"><text:tab/>Наряду с собственно IOS, существуют еще отдельные линейки для некоторых высокопроизводительных платформ: IOS XE (ASRs и другие), IOS XR (CRSes, NCSes, ASRs и другие) и NX-OS (Nexus и другие). А также более или менее подобные IOS: ASA OS и AsyncOS для аппаратных сетевых экранов,</text:p>
      <text:p text:style-name="P2">AireOS и ClickOS для беспроводного оборудования.</text:p>
      <text:p text:style-name="P2"><text:tab/>Приблизительно с 2015 г. видна тенденция постепенного перехода к ис-</text:p>
      <text:p text:style-name="P2">пользованию IOS XE в качестве основной ОС. Это касается и ISRs (начиная с</text:p>
      <text:p text:style-name="P2">4K и 1K). IOS XE базируется на ядре Linux (специальный демон IOSd эмулиру-</text:p>
      <text:p text:style-name="P2">ет интерфейс IOS). Начиная с 2017 г. идет работа над Open IOS XE (отличается</text:p>
      <text:p text:style-name="P2">поддержкой программирования на языке Python и другими возможностями</text:p>
      <text:p text:style-name="P2">хостинга приложений).</text:p>
      <text:p text:style-name="P2"><text:tab/>Аналогичные IOS разработки имеют и другие компании (например, HPE).</text:p>
      <text:p text:style-name="P2">Хотя и конкуренты Cisco все чаще используют встраиваемый Linux.</text:p>
      <text:p text:style-name="P2">Компания Cisco несколько раз изменяла версионный контроль и сопутст-</text:p>
      <text:p text:style-name="P2">вующую трактовку обозначений IOS (IOS XE). Под версией обычно понимают</text:p>
      <text:p text:style-name="P2">первые две цифры (разделены точкой) из полного обозначения релиза (как и</text:p>
      <text:p text:style-name="P2">записано в начале файла конфигурации).</text:p>
      <text:p text:style-name="P2"><text:tab/>В настоящее время наиболее актуальны следующие версии IOS для мар-</text:p>
      <text:p text:style-name="P2">шрутизаторов: 12.4 – для 2811 и других «современников» (по-прежнему),</text:p>
      <text:p text:style-name="P2">15.X – для 2811, 2901 и других. И IOS XE для маршрутизаторов: 16.X – для</text:p>
      <text:p text:style-name="P2">4331 и других.</text:p>
      <text:p text:style-name="P2">Примеры полных обозначений релизов: 12.4(24)T8, 15.2(4)M11, 16.6.8.</text:p>
      <text:p text:style-name="P2">Соответствующие бинарные файлы-образы (по одному варианту из нескольких</text:p>
      <text:p text:style-name="P2">альтернативных):</text:p>
      <text:p text:style-name="P2">c2800nm-advipservicesk9-mz.124-24.T8.bin,</text:p>
      <text:p text:style-name="P2">c2900-universalk9-mz.SPA.152-4.M11.bin,</text:p>
      <text:p text:style-name="P2">isr4300-universalk9.16.06.08.SPA.bin.</text:p>
      <text:p text:style-name="P2">Если не оговорено, то дальнейшее описание IOS подходит и к IOS XE.</text:p>
      <text:p text:style-name="P2">Если не оговорено, то описание в этом разделе подходит и к коммутато-</text:p>
      <text:p text:style-name="P2">рам, не смотря на примеры с маршрутизаторами.</text:p>
      <text:p text:style-name="P2">При изучении IOS можно использовать два основных эмулятора: Cisco</text:p>
      <text:p text:style-name="P2">Packet Tracer (предназначен только для студентов сетевых академий Cisco) и GNS3 (freeware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2:36:54.760720051</meta:creation-date>
    <dc:date>2023-05-07T22:40:56.369504428</dc:date>
    <meta:editing-duration>PT4M2S</meta:editing-duration>
    <meta:editing-cycles>1</meta:editing-cycles>
    <meta:document-statistic meta:table-count="0" meta:image-count="0" meta:object-count="0" meta:page-count="1" meta:paragraph-count="32" meta:word-count="297" meta:character-count="2182" meta:non-whitespace-character-count="1909"/>
    <meta:generator>LibreOffice/7.3.7.2$Linux_X86_64 LibreOffice_project/30$Build-2</meta:generator>
  </office:meta>
</office:document-meta>
</file>